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s://stackoverflow.com/questions/3810521/how-to-install-python-distutils" text:style-name="Internet_20_link" text:visited-style-name="Visited_20_Internet_20_Link">how to install python distutils</text:a></text:h>
      <text:p text:style-name="Text_20_body">The simplest way to install setuptools when it isn't already there and you can't use a package manager is to download <text:a xlink:type="simple" xlink:href="http://peak.telecommunity.com/dist/ez_setup.py" text:style-name="Internet_20_link" text:visited-style-name="Visited_20_Internet_20_Link">ez_setup.py</text:a> and run it with the appropriate Python interpreter. This works even if you have multiple versions of Python around: just run ez_setup.py once with each Python.</text:p>
      <text:p text:style-name="Text_20_body">Edit: note that recent versions of Python 3 include setuptools in the distribution so you no longer need to install separately. The script mentioned here is only relevant for old versions of Python.</text:p>
      <text:p text:style-name="Standard"><text:span text:style-name="Source_20_Text">sudo apt-get install python3-distutil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0:39:25.607249344</meta:creation-date>
    <dc:date>2019-11-05T10:40:54.109884594</dc:date>
    <meta:editing-duration>PT1M32S</meta:editing-duration>
    <meta:editing-cycles>1</meta:editing-cycles>
    <meta:document-statistic meta:table-count="0" meta:image-count="0" meta:object-count="0" meta:page-count="1" meta:paragraph-count="4" meta:word-count="90" meta:character-count="556" meta:non-whitespace-character-count="470"/>
    <meta:generator>LibreOffice/6.0.7.3$Linux_X86_64 LibreOffice_project/00m0$Build-3</meta:generator>
  </office:meta>
</office:document-meta>
</file>